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 monthly balanc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reate backup scrip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anslations in a separate file</text:p>
          </table:table-cell>
          <table:table-cell office:value-type="string" calcext:value-type="string">
            <text:p>3-REJECTED</text:p>
          </table:table-cell>
          <table:table-cell office:value-type="date" office:date-value="2014-01-01T17:18:39.520131" calcext:value-type="date">
            <text:p>01.01.14 17:1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2-DONE</text:p>
          </table:table-cell>
          <table:table-cell office:value-type="date" office:date-value="2013-12-25T20:32:27.686731" calcext:value-type="date">
            <text:p>25.12.13 20:3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firm when deleting something</text:p>
          </table:table-cell>
          <table:table-cell office:value-type="string" calcext:value-type="string">
            <text:p>2-DONE</text:p>
          </table:table-cell>
          <table:table-cell office:value-type="date" office:date-value="2014-01-01T17:18:20.566579" calcext:value-type="date">
            <text:p>01.01.14 17:18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e is stored in a wrong format!</text:p>
          </table:table-cell>
          <table:table-cell office:value-type="string" calcext:value-type="string">
            <text:p>2-DONE</text:p>
          </table:table-cell>
          <table:table-cell office:value-type="date" office:date-value="2013-12-25T20:11:36.773471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1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2-DONE</text:p>
          </table:table-cell>
          <table:table-cell office:value-type="date" office:date-value="2013-12-25T20:11:41.557426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2-DONE</text:p>
          </table:table-cell>
          <table:table-cell office:value-type="date" office:date-value="2013-12-26T08:05:10.110575" calcext:value-type="date">
            <text:p>26.12.13 08:05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2-DONE</text:p>
          </table:table-cell>
          <table:table-cell office:value-type="date" office:date-value="2014-01-01T17:18:23.465747" calcext:value-type="date">
            <text:p>01.01.14 17:18</text:p>
          </table:table-cell>
          <table:table-cell office:value-type="string" calcext:value-type="string">
            <text:p>at least somehow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rt book entries by date</text:p>
          </table:table-cell>
          <table:table-cell office:value-type="string" calcext:value-type="string">
            <text:p>2-DONE</text:p>
          </table:table-cell>
          <table:table-cell office:value-type="date" office:date-value="2013-12-25T21:30:39.179919" calcext:value-type="date">
            <text:p>25.12.13 21:30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2-DONE</text:p>
          </table:table-cell>
          <table:table-cell office:value-type="date" office:date-value="2013-12-27T12:00:00" calcext:value-type="date">
            <text:p>27.12.13 12:0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reate special CSS for mobile devices</text:p>
          </table:table-cell>
          <table:table-cell office:value-type="string" calcext:value-type="string">
            <text:p>2-DONE</text:p>
          </table:table-cell>
          <table:table-cell office:value-type="date" office:date-value="2013-12-27T12:00:00" calcext:value-type="date">
            <text:p>27.12.13 12:0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tegrate 'utils' files into corresponding preparers</text:p>
          </table:table-cell>
          <table:table-cell office:value-type="string" calcext:value-type="string">
            <text:p>2-DONE</text:p>
          </table:table-cell>
          <table:table-cell office:value-type="date" office:date-value="2014-01-01T17:18:17.372186" calcext:value-type="date">
            <text:p>01.01.14 17:18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53M9S</meta:editing-duration>
    <meta:editing-cycles>36</meta:editing-cycles>
    <meta:generator>LibreOffice/4.1.3.2$Linux_X86_64 LibreOffice_project/410m0$Build-2</meta:generator>
    <dc:date>2014-01-01T17:18:39.817468798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